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Offense</text:p>
          </table:table-cell>
          <table:table-cell table:style-name="ce21" office:value-type="string">
            <text:p>Street</text:p>
          </table:table-cell>
          <table:table-cell table:style-name="ce21" office:value-type="string">
            <text:p>Subdivison</text:p>
          </table:table-cell>
          <table:table-cell table:style-name="ce21" office:value-type="string">
            <text:p>Zip</text:p>
          </table:table-cell>
          <table:table-cell table:style-name="ce21" office:value-type="string">
            <text:p>E.D.</text:p>
          </table:table-cell>
          <table:table-cell table:style-name="ce21" office:value-type="string">
            <text:p>City</text:p>
          </table:table-cell>
          <table:table-cell table:style-name="ce21" office:value-type="string">
            <text:p>Area</text:p>
          </table:table-cell>
        </table:table-row>
        <table:table-row table:style-name="ro2">
          <table:table-cell table:style-name="ce22" office:value-type="date" office:date-value="2002-04-26T00:00:00">
            <text:p>4/2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ACK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ACK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1T00:00:00">
            <text:p>7/11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BACK CREEK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6T00:00:00">
            <text:p>2/16/2002</text:p>
          </table:table-cell>
          <table:table-cell table:style-name="ce21" office:value-type="string">
            <text:p>UNLAWFUL PURCHASE OR POSSESS A</text:p>
          </table:table-cell>
          <table:table-cell table:style-name="ce21" office:value-type="string">
            <text:p>BAY TREE BEACH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4T00:00:00">
            <text:p>6/4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BAY TREE BEACH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9T00:00:00">
            <text:p>10/19/2002</text:p>
          </table:table-cell>
          <table:table-cell table:style-name="ce21" office:value-type="string">
            <text:p>DAMAGE PROPERTY</text:p>
          </table:table-cell>
          <table:table-cell table:style-name="ce21" office:value-type="string">
            <text:p>BAY TREE BEACH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9T00:00:00">
            <text:p>11/19/2002</text:p>
          </table:table-cell>
          <table:table-cell table:style-name="ce21" office:value-type="string">
            <text:p>IDENTITY FRAUD &gt; $200 OR IMPRI</text:p>
          </table:table-cell>
          <table:table-cell table:style-name="ce21" office:value-type="string">
            <text:p>BAY TREE BEACH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5T00:00:00">
            <text:p>4/15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BLANTON DRIVE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3T00:00:00">
            <text:p>10/1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LANTON DRIVE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7T00:00:00">
            <text:p>8/7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OVE DRIVE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CREEK CIRCLE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CREEK CIRCLE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REEK CIRCLE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REEK CIRCLE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0T00:00:00">
            <text:p>8/20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REEK CIRCLE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3T00:00:00">
            <text:p>2/1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AWSON CRESCENT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7T00:00:00">
            <text:p>2/7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DAWSON DRIV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4T00:00:00">
            <text:p>8/2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DAWSON DRIV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ELLERSON COURT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20T00:00:00">
            <text:p>1/2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FOX LANE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7T00:00:00">
            <text:p>5/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LENN COV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4T00:00:00">
            <text:p>9/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LENN COV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4T00:00:00">
            <text:p>6/4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GREGORY DRIVE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4T00:00:00">
            <text:p>6/4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GREGORY DRIVE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1T00:00:00">
            <text:p>1/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ERITAGE PLACE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8T00:00:00">
            <text:p>2/1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ERITAGE PLACE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2T00:00:00">
            <text:p>2/22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HERITAGE PLACE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2T00:00:00">
            <text:p>3/12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LUDLOW DRIVE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ASTIN AVENUE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2T00:00:00">
            <text:p>6/22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MCPHERSON COURT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5T00:00:00">
            <text:p>6/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ELODY LANE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8T00:00:00">
            <text:p>11/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ELODY LANE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2T00:00:00">
            <text:p>11/22/2002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MELODY LANE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4T00:00:00">
            <text:p>7/24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OLD SEAFORD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7T00:00:00">
            <text:p>10/7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OLD SEAFORD ROAD &amp; AUG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8T00:00:00">
            <text:p>10/28/2002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PAMELA PLACE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8T00:00:00">
            <text:p>11/18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PARK LAN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6T00:00:00">
            <text:p>3/1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RESSON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5T00:00:00">
            <text:p>6/5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PRESSON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9T00:00:00">
            <text:p>7/29/2002</text:p>
          </table:table-cell>
          <table:table-cell table:style-name="ce21" office:value-type="string">
            <text:p>PEEPING INTO OCCUPIED DWELLING</text:p>
          </table:table-cell>
          <table:table-cell table:style-name="ce21" office:value-type="string">
            <text:p>PRESSON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30T00:00:00">
            <text:p>9/30/2002</text:p>
          </table:table-cell>
          <table:table-cell table:style-name="ce21" office:value-type="string">
            <text:p>TAKING INDECENT LIBERTIES WITH</text:p>
          </table:table-cell>
          <table:table-cell table:style-name="ce21" office:value-type="string">
            <text:p>PRESSON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7T00:00:00">
            <text:p>8/7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PURGOLD DRIVE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6T00:00:00">
            <text:p>10/1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PUTNAM DRIVE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AYMOND DRIVE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4T00:00:00">
            <text:p>1/14/2002</text:p>
          </table:table-cell>
          <table:table-cell table:style-name="ce21" office:value-type="string">
            <text:p>CREDIT CARD THEFT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31T00:00:00">
            <text:p>1/31/2002</text:p>
          </table:table-cell>
          <table:table-cell table:style-name="ce21" office:value-type="string">
            <text:p>LARCENY, ALL OTHERS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7T00:00:00">
            <text:p>3/7/2002</text:p>
          </table:table-cell>
          <table:table-cell table:style-name="ce21" office:value-type="string">
            <text:p>INDECENT EXPOSURE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7T00:00:00">
            <text:p>4/27/2002</text:p>
          </table:table-cell>
          <table:table-cell table:style-name="ce21" office:value-type="string">
            <text:p>ASSAULT, AGGRAVATED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9T00:00:00">
            <text:p>4/2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office:value-type="string">
            <text:p>ASSAULT &amp; BATTERY -POLICE OFCR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8T00:00:00">
            <text:p>5/8/2002</text:p>
          </table:table-cell>
          <table:table-cell table:style-name="ce21" office:value-type="string">
            <text:p>BAD CHECKS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8T00:00:00">
            <text:p>5/8/2002</text:p>
          </table:table-cell>
          <table:table-cell table:style-name="ce21" office:value-type="string">
            <text:p>BAD CHECKS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8T00:00:00">
            <text:p>5/8/2002</text:p>
          </table:table-cell>
          <table:table-cell table:style-name="ce21" office:value-type="string">
            <text:p>BAD CHECKS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8T00:00:00">
            <text:p>5/8/2002</text:p>
          </table:table-cell>
          <table:table-cell table:style-name="ce21" office:value-type="string">
            <text:p>BAD CHECKS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4T00:00:00">
            <text:p>6/4/2002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2T00:00:00">
            <text:p>7/2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2T00:00:00">
            <text:p>8/22/2002</text:p>
          </table:table-cell>
          <table:table-cell table:style-name="ce21" office:value-type="string">
            <text:p>EMBEZZLEMENT &gt;=$200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1T00:00:00">
            <text:p>9/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7T00:00:00">
            <text:p>9/17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7T00:00:00">
            <text:p>9/17/2002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8T00:00:00">
            <text:p>10/8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9T00:00:00">
            <text:p>10/9/2002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4T00:00:00">
            <text:p>10/1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8T00:00:00">
            <text:p>10/18/2002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8T00:00:00">
            <text:p>10/1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4T00:00:00">
            <text:p>11/14/2002</text:p>
          </table:table-cell>
          <table:table-cell table:style-name="ce21" office:value-type="string">
            <text:p>GRAFITTI, PUBLIC PROPERTY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5T00:00:00">
            <text:p>11/15/2002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SEAFORD R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3T00:00:00">
            <text:p>4/1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HARON DRIV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22T00:00:00">
            <text:p>1/22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SHIRLEY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30T00:00:00">
            <text:p>7/30/2002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SHIRLEY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9T00:00:00">
            <text:p>8/2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IR JOHN WAY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2T00:00:00">
            <text:p>10/22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SIR JOHN WAY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9T00:00:00">
            <text:p>2/9/2002</text:p>
          </table:table-cell>
          <table:table-cell table:style-name="ce21" office:value-type="string">
            <text:p>VIOLATE PROTECTIVE ORDERS</text:p>
          </table:table-cell>
          <table:table-cell table:style-name="ce21" office:value-type="string">
            <text:p>SIR JOHN WAY &amp; SOMMERV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4T00:00:00">
            <text:p>2/4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SOMMERVILLE WAY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9T00:00:00">
            <text:p>2/1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OMMERVILLE WAY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9T00:00:00">
            <text:p>2/1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OMMERVILLE WAY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8T00:00:00">
            <text:p>5/1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OMMERVILLE WAY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6T00:00:00">
            <text:p>6/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OMMERVILLE WAY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8T00:00:00">
            <text:p>7/8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SOMMERVILLE WAY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TERVIEW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6T00:00:00">
            <text:p>5/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WATERVIEW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2T00:00:00">
            <text:p>6/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TERVIEW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5T00:00:00">
            <text:p>7/5/2002</text:p>
          </table:table-cell>
          <table:table-cell table:style-name="ce21" office:value-type="string">
            <text:p>ASSAULT &amp; BATTERY -POLICE OFCR</text:p>
          </table:table-cell>
          <table:table-cell table:style-name="ce21" office:value-type="string">
            <text:p>WATERVIEW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0T00:00:00">
            <text:p>8/1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TERVIEW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4T00:00:00">
            <text:p>1/4/2002</text:p>
          </table:table-cell>
          <table:table-cell table:style-name="ce21" office:value-type="string">
            <text:p>MISSING PERSON</text:p>
          </table:table-cell>
          <table:table-cell table:style-name="ce21" office:value-type="string">
            <text:p>WHITES LANE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3T00:00:00">
            <text:p>5/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ILDEY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ASSAULT, AGGRAVATED, DOMESTIC</text:p>
          </table:table-cell>
          <table:table-cell table:style-name="ce21" office:value-type="string">
            <text:p>WILDEY ROAD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4T00:00:00">
            <text:p>5/24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WINSOMEHAVEN DRIV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3T00:00:00">
            <text:p>2/23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YORK POINT DRIVE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30T00:00:00">
            <text:p>7/3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YORK POINT DRIVE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YORK POINT DRIVE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0T00:00:00">
            <text:p>9/10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YORK POINT DRIVE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6T00:00:00">
            <text:p>10/26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YORK POINT DRIVE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7T00:00:00">
            <text:p>11/7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YORK POINT DRIVE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0T00:00:00">
            <text:p>11/20/2002</text:p>
          </table:table-cell>
          <table:table-cell table:style-name="ce21" office:value-type="string">
            <text:p>CREDIT CARD THEFT</text:p>
          </table:table-cell>
          <table:table-cell table:style-name="ce21" office:value-type="string">
            <text:p>YORK POINT DRIVE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3696">
            <text:p>2369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